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1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116">
      <style:table-cell-properties fo:background-color="#99cc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9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117">
      <style:table-cell-properties fo:background-color="#99cc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7"/>
    <style:style style:name="ce35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6pt" style:font-size-asian="16pt" style:font-size-complex="16pt"/>
    </style:style>
    <style:style style:name="ce36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fo:font-size="16pt" style:font-size-asian="16pt" style:font-size-complex="16pt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fo:font-size="16pt" style:font-size-asian="16pt" style:font-size-complex="16pt"/>
    </style:style>
    <style:style style:name="ce38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fo:font-size="16pt" style:font-size-asian="16pt" style:font-size-complex="16pt"/>
    </style:style>
    <style:style style:name="ce3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fo:font-size="16pt" style:font-size-asian="16pt" style:font-size-complex="16pt"/>
    </style:style>
    <style:style style:name="ce40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fo:font-size="16pt" style:font-size-asian="16pt" style:font-size-complex="16pt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fo:font-size="16pt" style:font-size-asian="16pt" style:font-size-complex="16pt"/>
    </style:style>
    <style:style style:name="ce42" style:family="table-cell" style:parent-style-name="Pivot_20_Table_20_Value" style:data-style-name="N124">
      <style:table-cell-properties fo:border-bottom="none" fo:background-color="#b4c7dc" fo:border-left="0.99pt solid #000000" fo:border-right="none" fo:border-top="0.99pt solid #000000"/>
      <style:text-properties fo:font-size="16pt" style:font-size-asian="16pt" style:font-size-complex="16pt"/>
    </style:style>
    <style:style style:name="ce43" style:family="table-cell" style:parent-style-name="Pivot_20_Table_20_Value" style:data-style-name="N124">
      <style:table-cell-properties fo:border-bottom="none" fo:border-left="0.99pt solid #000000" fo:border-right="none" fo:border-top="none"/>
      <style:text-properties fo:font-size="16pt" style:font-size-asian="16pt" style:font-size-complex="16pt"/>
    </style:style>
    <style:style style:name="ce44" style:family="table-cell" style:parent-style-name="Pivot_20_Table_20_Value" style:data-style-name="N124">
      <style:table-cell-properties fo:border-bottom="0.99pt solid #000000" fo:border-left="0.99pt solid #000000" fo:border-right="none" fo:border-top="none"/>
      <style:text-properties fo:font-size="16pt" style:font-size-asian="16pt" style:font-size-complex="16pt"/>
    </style:style>
    <style:style style:name="ce45" style:family="table-cell" style:parent-style-name="Pivot_20_Table_20_Result" style:data-style-name="N124">
      <style:table-cell-properties fo:border-bottom="2.01pt solid #000000" fo:border-left="0.99pt solid #000000" fo:border-right="none" fo:border-top="0.99pt solid #000000"/>
      <style:text-properties fo:font-size="16pt" style:font-size-asian="16pt" style:font-size-complex="16pt"/>
    </style:style>
    <style:style style:name="ce46" style:family="table-cell" style:parent-style-name="Pivot_20_Table_20_Corner">
      <style:table-cell-properties fo:border-bottom="0.99pt solid #000000" fo:border-left="none" fo:border-right="none" fo:border-top="2.01pt solid #000000"/>
      <style:text-properties fo:font-size="16pt" style:font-size-asian="16pt" style:font-size-complex="16pt"/>
    </style:style>
    <style:style style:name="ce47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fo:font-size="16pt" style:font-size-asian="16pt" style:font-size-complex="16pt"/>
    </style:style>
    <style:style style:name="ce48" style:family="table-cell" style:parent-style-name="Pivot_20_Table_20_Value" style:data-style-name="N124">
      <style:table-cell-properties fo:border-bottom="none" fo:border-left="none" fo:border-right="none" fo:border-top="0.99pt solid #000000"/>
      <style:text-properties fo:font-size="16pt" style:font-size-asian="16pt" style:font-size-complex="16pt"/>
    </style:style>
    <style:style style:name="ce49" style:family="table-cell" style:parent-style-name="Pivot_20_Table_20_Value" style:data-style-name="N124">
      <style:table-cell-properties fo:background-color="#b4c7dc"/>
      <style:text-properties fo:font-size="16pt" style:font-size-asian="16pt" style:font-size-complex="16pt"/>
    </style:style>
    <style:style style:name="ce50" style:family="table-cell" style:parent-style-name="Pivot_20_Table_20_Value" style:data-style-name="N124">
      <style:text-properties fo:font-size="16pt" style:font-size-asian="16pt" style:font-size-complex="16pt"/>
    </style:style>
    <style:style style:name="ce51" style:family="table-cell" style:parent-style-name="Pivot_20_Table_20_Value" style:data-style-name="N124">
      <style:table-cell-properties fo:border-bottom="0.99pt solid #000000" fo:border-left="none" fo:border-right="none" fo:border-top="none"/>
      <style:text-properties fo:font-size="16pt" style:font-size-asian="16pt" style:font-size-complex="16pt"/>
    </style:style>
    <style:style style:name="ce52" style:family="table-cell" style:parent-style-name="Pivot_20_Table_20_Result" style:data-style-name="N124">
      <style:table-cell-properties fo:border-bottom="2.01pt solid #000000" fo:border-left="none" fo:border-right="none" fo:border-top="0.99pt solid #000000"/>
      <style:text-properties fo:font-size="16pt" style:font-size-asian="16pt" style:font-size-complex="16pt"/>
    </style:style>
    <style:style style:name="ce53" style:family="table-cell" style:parent-style-name="Pivot_20_Table_20_Value" style:data-style-name="N124">
      <style:table-cell-properties fo:border-bottom="none" fo:border-left="none" fo:border-right="0.99pt solid #000000" fo:border-top="0.99pt solid #000000"/>
      <style:text-properties fo:font-size="16pt" style:font-size-asian="16pt" style:font-size-complex="16pt"/>
    </style:style>
    <style:style style:name="ce54" style:family="table-cell" style:parent-style-name="Pivot_20_Table_20_Value" style:data-style-name="N124">
      <style:table-cell-properties fo:border-bottom="none" fo:border-left="none" fo:border-right="0.99pt solid #000000" fo:border-top="none"/>
      <style:text-properties fo:font-size="16pt" style:font-size-asian="16pt" style:font-size-complex="16pt"/>
    </style:style>
    <style:style style:name="ce55" style:family="table-cell" style:parent-style-name="Pivot_20_Table_20_Value" style:data-style-name="N124">
      <style:table-cell-properties fo:border-bottom="none" fo:background-color="#b4c7dc" fo:border-left="none" fo:border-right="0.99pt solid #000000" fo:border-top="none"/>
      <style:text-properties fo:font-size="16pt" style:font-size-asian="16pt" style:font-size-complex="16pt"/>
    </style:style>
    <style:style style:name="ce56" style:family="table-cell" style:parent-style-name="Pivot_20_Table_20_Value" style:data-style-name="N124">
      <style:table-cell-properties fo:border-bottom="0.99pt solid #000000" fo:background-color="#b4c7dc" fo:border-left="none" fo:border-right="0.99pt solid #000000" fo:border-top="none"/>
      <style:text-properties fo:font-size="16pt" style:font-size-asian="16pt" style:font-size-complex="16pt"/>
    </style:style>
    <style:style style:name="ce57" style:family="table-cell" style:parent-style-name="Pivot_20_Table_20_Result" style:data-style-name="N124">
      <style:table-cell-properties fo:border-bottom="2.01pt solid #000000" fo:border-left="none" fo:border-right="0.99pt solid #000000" fo:border-top="0.99pt solid #000000"/>
      <style:text-properties fo:font-size="16pt" style:font-size-asian="16pt" style:font-size-complex="16pt"/>
    </style:style>
    <style:style style:name="ce58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fo:font-size="16pt" style:font-size-asian="16pt" style:font-size-complex="16pt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  <style:text-properties fo:font-size="16pt" style:font-size-asian="16pt" style:font-size-complex="16pt"/>
    </style:style>
    <style:style style:name="ce60" style:family="table-cell" style:parent-style-name="Pivot_20_Table_20_Result" style:data-style-name="N124">
      <style:table-cell-properties fo:border-bottom="none" fo:border-left="0.99pt solid #000000" fo:border-right="2.01pt solid #000000" fo:border-top="0.99pt solid #000000"/>
      <style:text-properties fo:font-size="16pt" style:font-size-asian="16pt" style:font-size-complex="16pt"/>
    </style:style>
    <style:style style:name="ce61" style:family="table-cell" style:parent-style-name="Pivot_20_Table_20_Result" style:data-style-name="N124">
      <style:table-cell-properties fo:border-bottom="none" fo:border-left="0.99pt solid #000000" fo:border-right="2.01pt solid #000000" fo:border-top="none"/>
      <style:text-properties fo:font-size="16pt" style:font-size-asian="16pt" style:font-size-complex="16pt"/>
    </style:style>
    <style:style style:name="ce62" style:family="table-cell" style:parent-style-name="Pivot_20_Table_20_Result" style:data-style-name="N124">
      <style:table-cell-properties fo:border-bottom="0.99pt solid #000000" fo:border-left="0.99pt solid #000000" fo:border-right="2.01pt solid #000000" fo:border-top="none"/>
      <style:text-properties fo:font-size="16pt" style:font-size-asian="16pt" style:font-size-complex="16pt"/>
    </style:style>
    <style:style style:name="ce63" style:family="table-cell" style:parent-style-name="Pivot_20_Table_20_Result" style:data-style-name="N124">
      <style:table-cell-properties fo:border-bottom="2.01pt solid #000000" fo:border-left="0.99pt solid #000000" fo:border-right="2.01pt solid #000000" fo:border-top="0.99pt solid #000000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1" table:default-cell-style-name="ce12"/>
        <table:table-column table:style-name="co1" table:default-cell-style-name="ce16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Testeur</text:p>
          </table:table-cell>
          <table:table-cell table:style-name="ce5" office:value-type="string" calcext:value-type="string">
            <text:p>Age</text:p>
          </table:table-cell>
          <table:table-cell table:style-name="ce9" office:value-type="string" calcext:value-type="string">
            <text:p>Saveur</text:p>
          </table:table-cell>
          <table:table-cell table:style-name="ce13" office:value-type="string" calcext:value-type="string">
            <text:p>Not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ni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1" calcext:value-type="float">
            <text:p>2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éo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73" calcext:value-type="float">
            <text:p>7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hloé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4" calcext:value-type="float">
            <text:p>5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oris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5" calcext:value-type="float">
            <text:p>6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ouk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5" calcext:value-type="float">
            <text:p>7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élin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77" calcext:value-type="float">
            <text:p>7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7" calcext:value-type="float">
            <text:p>5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érén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" calcext:value-type="float">
            <text:p>0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Émili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my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9" calcext:value-type="float">
            <text:p>6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Gaël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9" calcext:value-type="float">
            <text:p>6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aur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6" calcext:value-type="float">
            <text:p>8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ly-Ros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96" calcext:value-type="float">
            <text:p>9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no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80" calcext:value-type="float">
            <text:p>8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lio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1" calcext:value-type="float">
            <text:p>9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2" calcext:value-type="float">
            <text:p>5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othé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Éloïs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mmy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3" calcext:value-type="float">
            <text:p>2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ustin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1" calcext:value-type="float">
            <text:p>9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oic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6" calcext:value-type="float">
            <text:p>9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oun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6" calcext:value-type="float">
            <text:p>7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é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harlott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9" calcext:value-type="float">
            <text:p>5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tteo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31" calcext:value-type="float">
            <text:p>3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80" calcext:value-type="float">
            <text:p>8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imo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5" calcext:value-type="float">
            <text:p>4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maury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6" calcext:value-type="float">
            <text:p>7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xel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98" calcext:value-type="float">
            <text:p>9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oa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2" calcext:value-type="float">
            <text:p>9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oé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7" calcext:value-type="float">
            <text:p>0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Pierr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9" calcext:value-type="float">
            <text:p>4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Bastien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8" calcext:value-type="float">
            <text:p>9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Éléonor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6" calcext:value-type="float">
            <text:p>3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orenz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82" calcext:value-type="float">
            <text:p>8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rgot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oéli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Océan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71" calcext:value-type="float">
            <text:p>7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omai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0" calcext:value-type="float">
            <text:p>9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os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1" calcext:value-type="float">
            <text:p>6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ofi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mandin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4" calcext:value-type="float">
            <text:p>9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rista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67" calcext:value-type="float">
            <text:p>6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harly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9" calcext:value-type="float">
            <text:p>8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s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Faustin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1" calcext:value-type="float">
            <text:p>4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enny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hé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17" calcext:value-type="float">
            <text:p>1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lba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6" calcext:value-type="float">
            <text:p>2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lexandr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9" calcext:value-type="float">
            <text:p>0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eny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8" calcext:value-type="float">
            <text:p>3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this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9" calcext:value-type="float">
            <text:p>8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yla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6" calcext:value-type="float">
            <text:p>8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saac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éandr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8" calcext:value-type="float">
            <text:p>9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oan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ucil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83" calcext:value-type="float">
            <text:p>8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l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33" calcext:value-type="float">
            <text:p>3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andro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é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0" calcext:value-type="float">
            <text:p>6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lyn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3" calcext:value-type="float">
            <text:p>1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wen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Quentin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Gabi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1" calcext:value-type="float">
            <text:p>9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ino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6" calcext:value-type="float">
            <text:p>5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ymé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11" calcext:value-type="float">
            <text:p>1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ean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3" calcext:value-type="float">
            <text:p>9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éli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2" calcext:value-type="float">
            <text:p>3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ad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2" calcext:value-type="float">
            <text:p>6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ëly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atha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Élin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n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6" calcext:value-type="float">
            <text:p>4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iego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30" calcext:value-type="float">
            <text:p>3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ino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11" calcext:value-type="float">
            <text:p>1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un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xenc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1" calcext:value-type="float">
            <text:p>6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n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6" calcext:value-type="float">
            <text:p>2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onas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4" calcext:value-type="float">
            <text:p>2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Owen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0" calcext:value-type="float">
            <text:p>7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lé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1" calcext:value-type="float">
            <text:p>9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Gabriell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8" calcext:value-type="float">
            <text:p>5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so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4" calcext:value-type="float">
            <text:p>2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ash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7" calcext:value-type="float">
            <text:p>1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gath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8" calcext:value-type="float">
            <text:p>5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ntoni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6" calcext:value-type="float">
            <text:p>6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lin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6" calcext:value-type="float">
            <text:p>5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ulien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8" calcext:value-type="float">
            <text:p>2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organ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4" calcext:value-type="float">
            <text:p>6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toua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ugustin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46" calcext:value-type="float">
            <text:p>4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than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9" calcext:value-type="float">
            <text:p>7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ola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5" calcext:value-type="float">
            <text:p>6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ugustin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ali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Élis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7" calcext:value-type="float">
            <text:p>5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mma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32" calcext:value-type="float">
            <text:p>3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uci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Oscar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2" calcext:value-type="float">
            <text:p>9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lan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38" calcext:value-type="float">
            <text:p>3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ou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7" calcext:value-type="float">
            <text:p>3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apucin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0" calcext:value-type="float">
            <text:p>8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Émil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42" calcext:value-type="float">
            <text:p>4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téo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5" calcext:value-type="float">
            <text:p>9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omy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8" calcext:value-type="float">
            <text:p>6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pollin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73" calcext:value-type="float">
            <text:p>7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Hanaé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3" calcext:value-type="float">
            <text:p>8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oa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32" calcext:value-type="float">
            <text:p>3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Zoé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ëlin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8" calcext:value-type="float">
            <text:p>4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ess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2" calcext:value-type="float">
            <text:p>4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Victori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2" calcext:value-type="float">
            <text:p>4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oha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15" calcext:value-type="float">
            <text:p>1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la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4" calcext:value-type="float">
            <text:p>9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uben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1" calcext:value-type="float">
            <text:p>4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nthony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lémenc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Zéli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6" calcext:value-type="float">
            <text:p>2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aro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39" calcext:value-type="float">
            <text:p>3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y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1" calcext:value-type="float">
            <text:p>5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ly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84" calcext:value-type="float">
            <text:p>8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thys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1" calcext:value-type="float">
            <text:p>7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l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0" calcext:value-type="float">
            <text:p>7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uliett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4" calcext:value-type="float">
            <text:p>9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vio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3" calcext:value-type="float">
            <text:p>5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ly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6" calcext:value-type="float">
            <text:p>9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Inès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rius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73" calcext:value-type="float">
            <text:p>7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rthur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44" calcext:value-type="float">
            <text:p>4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éo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7" calcext:value-type="float">
            <text:p>3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Hug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0" calcext:value-type="float">
            <text:p>6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l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36" calcext:value-type="float">
            <text:p>3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rmand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33" calcext:value-type="float">
            <text:p>3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phné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61" calcext:value-type="float">
            <text:p>6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lliot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7" calcext:value-type="float">
            <text:p>8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Gaspard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4" calcext:value-type="float">
            <text:p>6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ylou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8" calcext:value-type="float">
            <text:p>7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loé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6" calcext:value-type="float">
            <text:p>4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douard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Élia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Évan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8" calcext:value-type="float">
            <text:p>4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yna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87" calcext:value-type="float">
            <text:p>8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om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5" calcext:value-type="float">
            <text:p>5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oy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21" calcext:value-type="float">
            <text:p>2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naëll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ules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68" calcext:value-type="float">
            <text:p>6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an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3" calcext:value-type="float">
            <text:p>7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obin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88" calcext:value-type="float">
            <text:p>8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hé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86" calcext:value-type="float">
            <text:p>8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lessio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9" calcext:value-type="float">
            <text:p>7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alomé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5" calcext:value-type="float">
            <text:p>4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ls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2" calcext:value-type="float">
            <text:p>3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thieu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1" calcext:value-type="float">
            <text:p>9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lexis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8" calcext:value-type="float">
            <text:p>4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lic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6" calcext:value-type="float">
            <text:p>8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orenti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3" calcext:value-type="float">
            <text:p>2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s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59" calcext:value-type="float">
            <text:p>5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ouis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3" calcext:value-type="float">
            <text:p>9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organ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7" calcext:value-type="float">
            <text:p>6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héo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88" calcext:value-type="float">
            <text:p>8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Victor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oshu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5" calcext:value-type="float">
            <text:p>1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Valenti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5" calcext:value-type="float">
            <text:p>95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lici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1" calcext:value-type="float">
            <text:p>4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liot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3" calcext:value-type="float">
            <text:p>9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ëva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2" calcext:value-type="float">
            <text:p>8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rceau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4" calcext:value-type="float">
            <text:p>9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oxan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84" calcext:value-type="float">
            <text:p>8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méli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Kylian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6" calcext:value-type="float">
            <text:p>1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ël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William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4" calcext:value-type="float">
            <text:p>5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stéba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3" calcext:value-type="float">
            <text:p>2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thias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4" calcext:value-type="float">
            <text:p>5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oan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31" calcext:value-type="float">
            <text:p>3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harli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Giuli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2" calcext:value-type="float">
            <text:p>8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ucien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4" calcext:value-type="float">
            <text:p>3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ëli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9" calcext:value-type="float">
            <text:p>2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othé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0" calcext:value-type="float">
            <text:p>9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Yann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9" calcext:value-type="float">
            <text:p>8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2" calcext:value-type="float">
            <text:p>4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orian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0" calcext:value-type="float">
            <text:p>4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Sach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ouis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1" calcext:value-type="float">
            <text:p>9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rtin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1" calcext:value-type="float">
            <text:p>9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thild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8" calcext:value-type="float">
            <text:p>38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oméo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1" calcext:value-type="float">
            <text:p>4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hiag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0" calcext:value-type="float">
            <text:p>9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Clément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0" calcext:value-type="float">
            <text:p>4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Jeann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2" calcext:value-type="float">
            <text:p>7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éan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83" calcext:value-type="float">
            <text:p>8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am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71" calcext:value-type="float">
            <text:p>71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6" calcext:value-type="float">
            <text:p>26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argaux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0" calcext:value-type="float">
            <text:p>80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naïs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ilia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2" calcext:value-type="float">
            <text:p>62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Luc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Noah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5" calcext:value-type="float">
            <text:p>55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lban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7" calcext:value-type="float">
            <text:p>5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Fabio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6" calcext:value-type="float">
            <text:p>96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mbr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lli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84" calcext:value-type="float">
            <text:p>8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Gaëtan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18" calcext:value-type="float">
            <text:p>1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ois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39" calcext:value-type="float">
            <text:p>39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Noémi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73" calcext:value-type="float">
            <text:p>7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Gabriel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8" calcext:value-type="float">
            <text:p>2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in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7" calcext:value-type="float">
            <text:p>1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ouan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00" calcext:value-type="float">
            <text:p>10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Noam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9" calcext:value-type="float">
            <text:p>49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Paul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6" calcext:value-type="float">
            <text:p>46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Sophi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45" calcext:value-type="float">
            <text:p>45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onstanc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8" calcext:value-type="float">
            <text:p>6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den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7" calcext:value-type="float">
            <text:p>2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Héloïs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ucy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4" calcext:value-type="float">
            <text:p>1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aëll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77" calcext:value-type="float">
            <text:p>7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Nathanaël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17" calcext:value-type="float">
            <text:p>1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Sarah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4" calcext:value-type="float">
            <text:p>2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Solin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88" calcext:value-type="float">
            <text:p>8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dam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17" calcext:value-type="float">
            <text:p>1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uror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30" calcext:value-type="float">
            <text:p>3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Baptist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90" calcext:value-type="float">
            <text:p>9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Benjamin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8" calcext:value-type="float">
            <text:p>6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élin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58" calcext:value-type="float">
            <text:p>5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Fabie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1" calcext:value-type="float">
            <text:p>51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ilou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4" calcext:value-type="float">
            <text:p>4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arylou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5" calcext:value-type="float">
            <text:p>15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y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axim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0" calcext:value-type="float">
            <text:p>9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ôm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7" calcext:value-type="float">
            <text:p>4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nzo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70" calcext:value-type="float">
            <text:p>7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stell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86" calcext:value-type="float">
            <text:p>86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Naël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2" calcext:value-type="float">
            <text:p>82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assandr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88" calcext:value-type="float">
            <text:p>8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Élin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8" calcext:value-type="float">
            <text:p>9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James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7" calcext:value-type="float">
            <text:p>5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aï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45" calcext:value-type="float">
            <text:p>45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Julian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Nor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7" calcext:value-type="float">
            <text:p>3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harles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3" calcext:value-type="float">
            <text:p>5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én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4" calcext:value-type="float">
            <text:p>7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aëlyn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Sélén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dèl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lé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4" calcext:value-type="float">
            <text:p>5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lémentin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0" calcext:value-type="float">
            <text:p>3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éan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aëlys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4" calcext:value-type="float">
            <text:p>9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ndré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64" calcext:value-type="float">
            <text:p>6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Kenzo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ola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6" calcext:value-type="float">
            <text:p>26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nola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21" calcext:value-type="float">
            <text:p>21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zio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86" calcext:value-type="float">
            <text:p>86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yam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1" calcext:value-type="float">
            <text:p>91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lix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0" calcext:value-type="float">
            <text:p>2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amill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4" calcext:value-type="float">
            <text:p>2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Nicolas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4" calcext:value-type="float">
            <text:p>6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Raphaël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2" calcext:value-type="float">
            <text:p>82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liott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2" calcext:value-type="float">
            <text:p>32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Timé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3" calcext:value-type="float">
            <text:p>2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drie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2" calcext:value-type="float">
            <text:p>42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larisse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2" calcext:value-type="float">
            <text:p>62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Gauthier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34" calcext:value-type="float">
            <text:p>3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éandr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4" calcext:value-type="float">
            <text:p>9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Juli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84" calcext:value-type="float">
            <text:p>8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éonie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3" calcext:value-type="float">
            <text:p>2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Noham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16" calcext:value-type="float">
            <text:p>16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Énor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48" calcext:value-type="float">
            <text:p>4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Paulin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60" calcext:value-type="float">
            <text:p>6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Victoir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ntoin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7" calcext:value-type="float">
            <text:p>4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lar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7" calcext:value-type="float">
            <text:p>2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v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48" calcext:value-type="float">
            <text:p>4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ari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57" calcext:value-type="float">
            <text:p>5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Nin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3" calcext:value-type="float">
            <text:p>9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Thais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24" calcext:value-type="float">
            <text:p>2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Tiago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il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72" calcext:value-type="float">
            <text:p>72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Paolo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4" calcext:value-type="float">
            <text:p>8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Iris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Kais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6" calcext:value-type="float">
            <text:p>86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ivia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59" calcext:value-type="float">
            <text:p>59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athéo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3" calcext:value-type="float">
            <text:p>4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Yanis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75" calcext:value-type="float">
            <text:p>75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Mia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41" calcext:value-type="float">
            <text:p>41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Tess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95" calcext:value-type="float">
            <text:p>95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Julia</text:p>
          </table:table-cell>
          <table:table-cell table:style-name="ce6" office:value-type="string" calcext:value-type="string">
            <text:p>30-3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3" calcext:value-type="float">
            <text:p>9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Valentin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8" calcext:value-type="float">
            <text:p>68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rsène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6" calcext:value-type="float">
            <text:p>46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Av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87" calcext:value-type="float">
            <text:p>8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Éléna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Romane</text:p>
          </table:table-cell>
          <table:table-cell table:style-name="ce6" office:value-type="string" calcext:value-type="string">
            <text:p>20-2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77" calcext:value-type="float">
            <text:p>77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Thibault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Kiwi</text:p>
          </table:table-cell>
          <table:table-cell table:style-name="ce14" office:value-type="float" office:value="31" calcext:value-type="float">
            <text:p>31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harline</text:p>
          </table:table-cell>
          <table:table-cell table:style-name="ce6" office:value-type="string" calcext:value-type="string">
            <text:p>50-59</text:p>
          </table:table-cell>
          <table:table-cell table:style-name="ce10" office:value-type="string" calcext:value-type="string">
            <text:p>Cerise</text:p>
          </table:table-cell>
          <table:table-cell table:style-name="ce14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Élisa</text:p>
          </table:table-cell>
          <table:table-cell table:style-name="ce6" office:value-type="string" calcext:value-type="string">
            <text:p>60-6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44" calcext:value-type="float">
            <text:p>44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ohan</text:p>
          </table:table-cell>
          <table:table-cell table:style-name="ce6" office:value-type="string" calcext:value-type="string">
            <text:p>40-49</text:p>
          </table:table-cell>
          <table:table-cell table:style-name="ce10" office:value-type="string" calcext:value-type="string">
            <text:p>Banane</text:p>
          </table:table-cell>
          <table:table-cell table:style-name="ce14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Basile</text:p>
          </table:table-cell>
          <table:table-cell table:style-name="ce7" office:value-type="string" calcext:value-type="string">
            <text:p>20-29</text:p>
          </table:table-cell>
          <table:table-cell table:style-name="ce11" office:value-type="string" calcext:value-type="string">
            <text:p>Cerise</text:p>
          </table:table-cell>
          <table:table-cell table:style-name="ce15" office:value-type="float" office:value="79" calcext:value-type="float">
            <text:p>79</text:p>
          </table:table-cell>
          <table:table-cell table:style-name="ce17" table:number-columns-repeated="2"/>
          <table:table-cell table:number-columns-repeated="1018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Feuil1.$A$1" table:cell-range-address="$Feuil1.$A$1:.$D$300"/>
        </table:named-expressions>
      </table:table>
      <table:table table:name="Table dynamique_Feuil1_1" table:style-name="ta2">
        <office:forms form:automatic-focus="false" form:apply-design-mode="false"/>
        <table:table-column table:style-name="co5" table:number-columns-repeated="16384" table:default-cell-style-name="Default"/>
        <table:table-row table:style-name="ro4">
          <table:table-cell table:style-name="ce35" office:value-type="string" calcext:value-type="string">
            <text:p>Moyenne - Note</text:p>
          </table:table-cell>
          <table:table-cell table:style-name="ce40" office:value-type="string" calcext:value-type="string">
            <text:p>Saveur</text:p>
          </table:table-cell>
          <table:table-cell table:style-name="ce46" table:number-columns-repeated="2"/>
          <table:table-cell table:style-name="ce58"/>
          <table:table-cell table:number-columns-repeated="16379"/>
        </table:table-row>
        <table:table-row table:style-name="ro4">
          <table:table-cell table:style-name="ce36" office:value-type="string" calcext:value-type="string">
            <text:p>Age</text:p>
          </table:table-cell>
          <table:table-cell table:style-name="ce41" office:value-type="string" calcext:value-type="string">
            <text:p>Banane</text:p>
          </table:table-cell>
          <table:table-cell table:style-name="ce47" office:value-type="string" calcext:value-type="string">
            <text:p>Cerise</text:p>
          </table:table-cell>
          <table:table-cell table:style-name="ce47" office:value-type="string" calcext:value-type="string">
            <text:p>Kiwi</text:p>
          </table:table-cell>
          <table:table-cell table:style-name="ce59" office:value-type="string" calcext:value-type="string">
            <text:p>Total Résultat</text:p>
          </table:table-cell>
          <table:table-cell table:number-columns-repeated="16379"/>
        </table:table-row>
        <table:table-row table:style-name="ro4">
          <table:table-cell table:style-name="ce37" office:value-type="string" calcext:value-type="string">
            <text:p>20-29</text:p>
          </table:table-cell>
          <table:table-cell table:style-name="ce42" office:value-type="float" office:value="74.5714285714286" calcext:value-type="float">
            <text:p>75</text:p>
          </table:table-cell>
          <table:table-cell table:style-name="ce48" office:value-type="float" office:value="56.7666666666667" calcext:value-type="float">
            <text:p>57</text:p>
          </table:table-cell>
          <table:table-cell table:style-name="ce53" office:value-type="float" office:value="43.4" calcext:value-type="float">
            <text:p>43</text:p>
          </table:table-cell>
          <table:table-cell table:style-name="ce60" office:value-type="float" office:value="58.9074074074074" calcext:value-type="float">
            <text:p>59</text:p>
          </table:table-cell>
          <table:table-cell table:number-columns-repeated="16379"/>
        </table:table-row>
        <table:table-row table:style-name="ro4">
          <table:table-cell table:style-name="ce38" office:value-type="string" calcext:value-type="string">
            <text:p>30-39</text:p>
          </table:table-cell>
          <table:table-cell table:style-name="ce43" office:value-type="float" office:value="64.8" calcext:value-type="float">
            <text:p>65</text:p>
          </table:table-cell>
          <table:table-cell table:style-name="ce49" office:value-type="float" office:value="55.8461538461539" calcext:value-type="float">
            <text:p>56</text:p>
          </table:table-cell>
          <table:table-cell table:style-name="ce54" office:value-type="float" office:value="46" calcext:value-type="float">
            <text:p>46</text:p>
          </table:table-cell>
          <table:table-cell table:style-name="ce61" office:value-type="float" office:value="56.3461538461539" calcext:value-type="float">
            <text:p>56</text:p>
          </table:table-cell>
          <table:table-cell table:number-columns-repeated="16379"/>
        </table:table-row>
        <table:table-row table:style-name="ro4">
          <table:table-cell table:style-name="ce38" office:value-type="string" calcext:value-type="string">
            <text:p>40-49</text:p>
          </table:table-cell>
          <table:table-cell table:style-name="ce43" office:value-type="float" office:value="55.0833333333333" calcext:value-type="float">
            <text:p>55</text:p>
          </table:table-cell>
          <table:table-cell table:style-name="ce49" office:value-type="float" office:value="56.030303030303" calcext:value-type="float">
            <text:p>56</text:p>
          </table:table-cell>
          <table:table-cell table:style-name="ce54" office:value-type="float" office:value="44.2272727272727" calcext:value-type="float">
            <text:p>44</text:p>
          </table:table-cell>
          <table:table-cell table:style-name="ce61" office:value-type="float" office:value="52.4556962025317" calcext:value-type="float">
            <text:p>52</text:p>
          </table:table-cell>
          <table:table-cell table:number-columns-repeated="16379"/>
        </table:table-row>
        <table:table-row table:style-name="ro4">
          <table:table-cell table:style-name="ce38" office:value-type="string" calcext:value-type="string">
            <text:p>50-59</text:p>
          </table:table-cell>
          <table:table-cell table:style-name="ce43" office:value-type="float" office:value="57.8571428571429" calcext:value-type="float">
            <text:p>58</text:p>
          </table:table-cell>
          <table:table-cell table:style-name="ce50" office:value-type="float" office:value="51.6571428571429" calcext:value-type="float">
            <text:p>52</text:p>
          </table:table-cell>
          <table:table-cell table:style-name="ce55" office:value-type="float" office:value="62.2941176470588" calcext:value-type="float">
            <text:p>62</text:p>
          </table:table-cell>
          <table:table-cell table:style-name="ce61" office:value-type="float" office:value="55.7121212121212" calcext:value-type="float">
            <text:p>56</text:p>
          </table:table-cell>
          <table:table-cell table:number-columns-repeated="16379"/>
        </table:table-row>
        <table:table-row table:style-name="ro4">
          <table:table-cell table:style-name="ce38" office:value-type="string" calcext:value-type="string">
            <text:p>60-69</text:p>
          </table:table-cell>
          <table:table-cell table:style-name="ce44" office:value-type="float" office:value="67.5454545454546" calcext:value-type="float">
            <text:p>68</text:p>
          </table:table-cell>
          <table:table-cell table:style-name="ce51" office:value-type="float" office:value="67.1666666666667" calcext:value-type="float">
            <text:p>67</text:p>
          </table:table-cell>
          <table:table-cell table:style-name="ce56" office:value-type="float" office:value="58.5384615384615" calcext:value-type="float">
            <text:p>59</text:p>
          </table:table-cell>
          <table:table-cell table:style-name="ce62" office:value-type="float" office:value="64.9166666666667" calcext:value-type="float">
            <text:p>65</text:p>
          </table:table-cell>
          <table:table-cell table:number-columns-repeated="16379"/>
        </table:table-row>
        <table:table-row table:style-name="ro4">
          <table:table-cell table:style-name="ce39" office:value-type="string" calcext:value-type="string">
            <text:p>Total Résultat</text:p>
          </table:table-cell>
          <table:table-cell table:style-name="ce45" office:value-type="float" office:value="62.7051282051282" calcext:value-type="float">
            <text:p>63</text:p>
          </table:table-cell>
          <table:table-cell table:style-name="ce52" office:value-type="float" office:value="56.9189189189189" calcext:value-type="float">
            <text:p>57</text:p>
          </table:table-cell>
          <table:table-cell table:style-name="ce57" office:value-type="float" office:value="51.1369863013699" calcext:value-type="float">
            <text:p>51</text:p>
          </table:table-cell>
          <table:table-cell table:style-name="ce63" office:value-type="float" office:value="57.0167224080268" calcext:value-type="float">
            <text:p>57</text:p>
          </table:table-cell>
          <table:table-cell table:number-columns-repeated="16379"/>
        </table:table-row>
        <table:table-row table:style-name="ro4" table:number-rows-repeated="104856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xlnm._FilterDatabase" table:target-range-address="Feuil1.A1:Feuil1.D300"/>
      </table:database-ranges>
      <table:data-pilot-tables>
        <table:data-pilot-table table:name="DataPilot1" table:application-data="" table:target-range-address="'Table dynamique_Feuil1_1'.A1:'Table dynamique_Feuil1_1'.E8" table:buttons="'Table dynamique_Feuil1_1'.A2 'Table dynamique_Feuil1_1'.B1" table:show-filter-button="false" table:drill-down-on-double-click="false">
          <table:source-cell-range table:cell-range-address="Feuil1.B1:Feuil1.D300"/>
          <table:data-pilot-field table:source-field-name="Saveur" table:orientation="column" table:used-hierarchy="0" table:function="auto">
            <table:data-pilot-level table:show-empty="false" calcext:repeat-item-labels="false">
              <table:data-pilot-members>
                <table:data-pilot-member table:name="Banane" table:display="true" table:show-details="true"/>
                <table:data-pilot-member table:name="Cerise" table:display="true" table:show-details="true"/>
                <table:data-pilot-member table:name="Kiw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row" table:used-hierarchy="0" table:function="auto">
            <table:data-pilot-level table:show-empty="false" calcext:repeat-item-labels="false">
              <table:data-pilot-members>
                <table:data-pilot-member table:name="20-29" table:display="true" table:show-details="true"/>
                <table:data-pilot-member table:name="30-39" table:display="true" table:show-details="true"/>
                <table:data-pilot-member table:name="40-49" table:display="true" table:show-details="true"/>
                <table:data-pilot-member table:name="50-59" table:display="true" table:show-details="true"/>
                <table:data-pilot-member table:name="60-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te" table:orientation="data" table:used-hierarchy="0" table:function="average">
            <table:data-pilot-level table:show-empty="false" calcext:repeat-item-labels="false">
              <table:data-pilot-members>
                <table:data-pilot-member table:name="02" table:display="true" table:show-details="true"/>
                <table:data-pilot-member table:name="07" table:display="true" table:show-details="true"/>
                <table:data-pilot-member table:name="0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000" number:language="fr" number:country="FR">
      <number:number number:min-integer-digits="1"/>
    </number:number-style>
    <number:date-style style:name="N116">
      <number:day/>
      <number:text>/</number:text>
      <number:month/>
      <number:text>/</number:text>
      <number:year/>
    </number:date-style>
    <number:number-style style:name="N117">
      <number:number number:decimal-places="1" number:min-decimal-places="1" number:min-integer-digits="2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0" number:min-decimal-places="0" number:min-integer-digits="2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5:28:52.8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1-22T15:35:25.726000000</dc:date>
    <meta:editing-duration>PT6M49S</meta:editing-duration>
    <meta:editing-cycles>2</meta:editing-cycles>
    <meta:document-statistic meta:table-count="2" meta:cell-count="1237" meta:object-count="0"/>
  </office:meta>
</office:document-meta>
</file>